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6.783cm"/>
    </style:style>
    <style:style style:name="pr2" style:family="presentation" style:parent-style-name="Default-subtitle">
      <style:graphic-properties draw:fill-color="#ffffff" fo:min-height="6.93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783cm" svg:x="1.4cm" svg:y="0.837cm" presentation:class="title" presentation:user-transformed="true">
          <draw:text-box>
            <text:p>High Performance Computing<text:line-break/>Project Progress</text:p>
          </draw:text-box>
        </draw:frame>
        <draw:frame presentation:style-name="pr2" draw:layer="layout" svg:width="25.199cm" svg:height="6.933cm" svg:x="1.4cm" svg:y="10.16cm" presentation:class="subtitle" presentation:user-transformed="true">
          <draw:text-box>
            <text:p>Gaurav Kukreja</text:p>
            <text:p/>
            <text:p>Evangelos Dross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nned Approach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calasca Instrumentation - </text:p>
              </text:list-item>
              <text:list-item>
                <text:p>Vectorization using Intrinsics - </text:p>
              </text:list-item>
              <text:list-item>
                <text:p>Parallelization using OpenMP in SWE_Block</text:p>
              </text:list-item>
              <text:list-item>
                <text:p>Parallelization using MPI in SWE_mpi.c</text:p>
              </text:list-item>
              <text:list-item>
                <text:p>Optimization of SWE_mpi.c by overlapping communication and compu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alasca Instru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have manually instrumented the SWE code</text:p>
                <text:p/>
              </text:list-item>
              <text:list-item>
                <text:p>To start with, we have made an analysis of the current implementation.</text:p>
                <text:p/>
              </text:list-item>
              <text:list-item>
                <text:p>As we optimize, we will compare our results and analyze the improvem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alasca - Analysi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ectoriz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are working on FwaveVec solver.</text:p>
              </text:list-item>
              <text:list-item>
                <text:p>We initially planned to use intrinsics to optimize vectorization.</text:p>
              </text:list-item>
              <text:list-item>
                <text:p>Instead, we will now use Intel Cilk for following reasons</text:p>
                <text:list>
                  <text:list-item>
                    <text:p>Code is more readable, and easy to modify</text:p>
                  </text:list-item>
                  <text:list-item>
                    <text:p>Compiler should be able to exploit vectorizatio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de appropriate changes to Sconstruct to make the existing OpenMP code compile.</text:p>
              </text:list-item>
              <text:list-item>
                <text:p>Minor optimizations like using schedule(static)</text:p>
              </text:list-item>
              <text:list-item>
                <text:p>Efficiency ~</text:p>
              </text:list-item>
              <text:list-item>
                <text:p>Fused the loops inside <text:span text:style-name="T1">computeNumericalFluxes</text:span><text:span text:style-name="T2">, for a minor performance gai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PI Optimiz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udied the code in swe_mpi.c</text:p>
              </text:list-item>
              <text:list-item>
                <text:p>Identified points of improvement</text:p>
                <text:list>
                  <text:list-item>
                    <text:p>Synchronous communication can be changed to asynchronous</text:p>
                    <text:list>
                      <text:list-item>
                        <text:p>Asynchronously send and receive Ghost Layers to/from appropriate threads</text:p>
                      </text:list-item>
                      <text:list-item>
                        <text:p>Perform computation of inner blocks</text:p>
                      </text:list-item>
                      <text:list-item>
                        <text:p>Ensure that Ghost Layers have been transferred</text:p>
                      </text:list-item>
                      <text:list-item>
                        <text:p>Perform computation of border edg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fter MPI and OpenMP hybrid implementation is working, we will analyze for what problem size does Cache Size become a bottleneck.</text:p>
              </text:list-item>
              <text:list-item>
                <text:p>We will present our analysis of how the bottleneck can be resolv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5.221cm" svg:x="1.217cm" svg:y="4.223cm" presentation:class="title" presentation:user-transformed="true">
          <draw:text-box>
            <text:p>Recommendations ?<text:line-break/><text:line-break/>Questions 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rav Kukreja</meta:initial-creator>
    <meta:creation-date>2014-01-13T22:13:17.448393041</meta:creation-date>
    <dc:date>2014-01-14T02:22:09.665694115</dc:date>
    <dc:creator>Gaurav Kukreja</dc:creator>
    <meta:editing-duration>PT8M1S</meta:editing-duration>
    <meta:editing-cycles>1</meta:editing-cycles>
    <meta:document-statistic meta:object-count="56"/>
    <meta:generator>LibreOffice/4.1.3.2$Linux_X86_64 LibreOffice_project/410m0$Build-2</meta:generator>
  </office:meta>
</office:document-meta>
</file>